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2" draw:id="id2" draw:layer="layout" svg:width="4.574cm" svg:height="1.886cm" svg:x="6.791cm" svg:y="6.759cm">
          <text:p text:style-name="P1"><text:span text:style-name="T1">PerformanceFunctiona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1" draw:id="id1" draw:layer="layout" svg:width="3.775cm" svg:height="1.886cm" svg:x="13.735cm" svg:y="6.755cm">
          <text:p text:style-name="P1"><text:span text:style-name="T1">PerformanceTer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13.735cm" svg:y1="7.698cm" svg:x2="11.365cm" svg:y2="7.702cm" draw:start-shape="id1" draw:end-shape="id2" svg:d="m13735 7698-2370 4">
          <text:p/>
        </draw:connector>
        <draw:frame draw:style-name="gr2" draw:text-style-name="P4" draw:layer="layout" svg:width="1.645cm" svg:height="0.931cm" svg:x="11.97cm" svg:y="7.054cm">
          <draw:text-box>
            <text:p><text:span text:style-name="T2">builds </text:span></text:p>
          </draw:text-box>
        </draw:frame>
        <draw:custom-shape draw:name="ClassName" draw:style-name="SolidLine" draw:text-style-name="P2" xml:id="id3" draw:id="id3" draw:layer="layout" svg:width="1.904cm" svg:height="1.886cm" svg:x="2.601cm" svg:y="4.217cm">
          <text:p text:style-name="P1"><text:span text:style-name="T1">DataSet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4" draw:id="id4" draw:layer="layout" svg:width="3.809cm" svg:height="1.886cm" svg:x="1.701cm" svg:y="9.259cm">
          <text:p text:style-name="P1"><text:span text:style-name="T1">MathematicalMode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4.505cm" svg:y1="5.16cm" svg:x2="6.791cm" svg:y2="7.702cm" draw:start-shape="id3" draw:start-glue-point="1" draw:end-shape="id2" draw:end-glue-point="3" svg:d="m4505 5160 2286 2542">
          <text:p/>
        </draw:connector>
        <draw:connector draw:style-name="gr1" draw:text-style-name="P3" draw:layer="layout" draw:type="line" svg:x1="5.51cm" svg:y1="10.202cm" svg:x2="6.791cm" svg:y2="7.702cm" draw:start-shape="id4" draw:start-glue-point="1" draw:end-shape="id2" draw:end-glue-point="3" svg:d="m5510 10202 1281-2500">
          <text:p/>
        </draw:connector>
        <draw:frame draw:style-name="gr3" draw:text-style-name="P4" draw:layer="layout" svg:width="2.178cm" svg:height="0.734cm" svg:x="5.488cm" svg:y="5.441cm">
          <draw:text-box>
            <text:p><text:span text:style-name="T2">measures </text:span></text:p>
          </draw:text-box>
        </draw:frame>
        <draw:frame draw:style-name="gr3" draw:text-style-name="P4" draw:layer="layout" svg:width="2.178cm" svg:height="0.734cm" svg:x="5.688cm" svg:y="9.241cm">
          <draw:text-box>
            <text:p><text:span text:style-name="T2">measur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/4.0.0$Win32 OpenOffice.org_project/400m3$Build-9702</meta:generator>
    <dc:date>2014-02-18T12:52:46.71</dc:date>
    <meta:editing-duration>PT3H58M18S</meta:editing-duration>
    <meta:editing-cycles>26</meta:editing-cycles>
    <meta:document-statistic meta:object-count="10"/>
  </office:meta>
</office:document-meta>
</file>